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299b" officeooo:paragraph-rsid="0000299b"/>
    </style:style>
    <style:style style:name="P2" style:family="paragraph" style:parent-style-name="Standard">
      <style:text-properties officeooo:rsid="00019899" officeooo:paragraph-rsid="00019899"/>
    </style:style>
    <style:style style:name="P3" style:family="paragraph" style:parent-style-name="Standard">
      <style:text-properties officeooo:rsid="0002f18b" officeooo:paragraph-rsid="0002f18b"/>
    </style:style>
    <style:style style:name="P4" style:family="paragraph" style:parent-style-name="Standard">
      <style:text-properties officeooo:rsid="0004c443" officeooo:paragraph-rsid="0004c443"/>
    </style:style>
    <style:style style:name="P5" style:family="paragraph" style:parent-style-name="Standard">
      <style:text-properties officeooo:rsid="00054979" officeooo:paragraph-rsid="00054979"/>
    </style:style>
    <style:style style:name="P6" style:family="paragraph" style:parent-style-name="Standard">
      <style:text-properties officeooo:rsid="0006b215" officeooo:paragraph-rsid="0006b215"/>
    </style:style>
    <style:style style:name="P7" style:family="paragraph" style:parent-style-name="Standard">
      <style:text-properties officeooo:rsid="0006e03f" officeooo:paragraph-rsid="0006e03f"/>
    </style:style>
    <style:style style:name="P8" style:family="paragraph" style:parent-style-name="Standard">
      <style:text-properties officeooo:rsid="000722ab" officeooo:paragraph-rsid="000722ab"/>
    </style:style>
    <style:style style:name="P9" style:family="paragraph" style:parent-style-name="Standard">
      <style:text-properties officeooo:rsid="00081dda" officeooo:paragraph-rsid="00081dda"/>
    </style:style>
    <style:style style:name="T1" style:family="text">
      <style:text-properties officeooo:rsid="0002f18b"/>
    </style:style>
    <style:style style:name="T2" style:family="text">
      <style:text-properties officeooo:rsid="00054979"/>
    </style:style>
    <style:style style:name="T3" style:family="text">
      <style:text-properties officeooo:rsid="00072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1.</text:p>
      <text:p text:style-name="P1">- A <text:span text:style-name="T1">car la clé doit être minimale</text:span></text:p>
      <text:p text:style-name="P1">2.</text:p>
      <text:p text:style-name="P1">1NF oui</text:p>
      <text:p text:style-name="P1">2NF oui</text:p>
      <text:p text:style-name="P1">3NF non car C ne dépend pas directement de A</text:p>
      <text:p text:style-name="P1">3.</text:p>
      <text:p text:style-name="P2">R1 (B,C)</text:p>
      <text:p text:style-name="P2">R2 (A,B)</text:p>
      <text:p text:style-name="P2"/>
      <text:p text:style-name="P2">2)</text:p>
      <text:p text:style-name="P2">1.</text:p>
      <text:p text:style-name="P2">NumImmat → Puissance, Marque, PrixVente</text:p>
      <text:p text:style-name="P2">Marque → Pays</text:p>
      <text:p text:style-name="P3">Marque, Agence → ChiffreAffaire</text:p>
      <text:p text:style-name="P4">Clés candidates :</text:p>
      <text:p text:style-name="P4">NumImmat, Agence</text:p>
      <text:p text:style-name="P3">2.</text:p>
      <text:p text:style-name="P4">2NF</text:p>
      <text:p text:style-name="P4">3.</text:p>
      <text:p text:style-name="P4">idem que 1</text:p>
      <text:p text:style-name="P4">4.</text:p>
      <text:p text:style-name="P4">Véhicule (NumImmat, Puiss, Marque, PrixVente)</text:p>
      <text:p text:style-name="P4">Marque(<text:span text:style-name="T2">Marque, Pays</text:span>)</text:p>
      <text:p text:style-name="P4">Agence(<text:span text:style-name="T2">Marque,Agence,CA</text:span>)</text:p>
      <text:p text:style-name="P4">Vente(<text:span text:style-name="T2">NumImmat,Agence</text:span>) <text:span text:style-name="T2">la clé comprenant agence il faut qu’elle apparaisse</text:span></text:p>
      <text:p text:style-name="P4"/>
      <text:p text:style-name="P5">3)</text:p>
      <text:p text:style-name="P6">1.</text:p>
      <text:p text:style-name="P7">A,C,D</text:p>
      <text:p text:style-name="P6">B,C,D</text:p>
      <text:p text:style-name="P8">C,D,E</text:p>
      <text:p text:style-name="P6"/>
      <text:p text:style-name="P9">B,C,D → E</text:p>
      <text:p text:style-name="P9">E,D → A</text:p>
      <text:p text:style-name="P9">B,C,D → A</text:p>
      <text:p text:style-name="P9"/>
      <text:p text:style-name="P9">3NF</text:p>
      <text:p text:style-name="P9"/>
      <text:p text:style-name="P9">3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4:44:51.226238353</meta:creation-date>
    <dc:date>2019-11-26T16:41:13.304082919</dc:date>
    <meta:editing-duration>PT14M51S</meta:editing-duration>
    <meta:editing-cycles>1</meta:editing-cycles>
    <meta:document-statistic meta:table-count="0" meta:image-count="0" meta:object-count="0" meta:page-count="1" meta:paragraph-count="36" meta:word-count="89" meta:character-count="466" meta:non-whitespace-character-count="413"/>
    <meta:generator>LibreOffice/6.0.7.3$Linux_X86_64 LibreOffice_project/00m0$Build-3</meta:generator>
  </office:meta>
</office:document-meta>
</file>